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color="#000000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color="#000000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color="#000000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color="#000000"/>
    </style:style>
  </office:automatic-styles>
  <office:body>
    <office:text text:use-soft-page-breaks="true">
      <text:p text:style-name="P1"><text:s text:c="59"/>D.T.S. Group</text:p>
      <text:p text:style-name="Standard"><text:s text:c="48"/>Dispositivi <text:s/>termo Sanitari s.r.l. <text:s/></text:p>
      <text:p text:style-name="Standard"><text:s text:c="43"/>V.le A. De Gaspari 10 – 10129 Torino</text:p>
      <text:p text:style-name="Standard"><text:s text:c="43"/>Tel. 011-623465,Fax 011-623466</text:p>
      <text:p text:style-name="Standard"><text:s text:c="41"/>Email:<text:s/><text:a xlink:href="mailto:info@dts.it" office:target-frame-name="_top" xlink:show="replace">info@dts.it</text:a>, www.dispositividts.it</text:p>
      <text:p text:style-name="Standard"/>
      <text:p text:style-name="Standard"/>
      <text:p text:style-name="Standard"/>
      <text:p text:style-name="Standard"/>
      <text:p text:style-name="Standard"/>
      <text:p text:style-name="Standard">Torino 12 settembre 2014 <text:s text:c="75"/>spett.ditta <text:s/>visconti alessio</text:p>
      <text:p text:style-name="Standard"><text:s text:c="103"/><text:s text:c="26"/>corso garibaldi 16</text:p>
      <text:p text:style-name="Standard"><text:s text:c="130"/>73100 Lecce</text:p>
      <text:p text:style-name="Standard"/>
      <text:p text:style-name="Standard">Oggetto: Richiesta Listino.</text:p>
      <text:p text:style-name="Standard"/>
      <text:p text:style-name="Standard">Desideriamo inanzitutto ringraziarVi per la richiesta di informazioni <text:s/>sui prodotti della D.T.S</text:p>
      <text:p text:style-name="Standard">Group s.r.l .</text:p>
      <text:p text:style-name="Standard">La nostra azienda e specializzata <text:s/>nella fornitura di apparechiature termiche su misura , realizzate</text:p>
      <text:p text:style-name="Standard">in <text:s/>base alle <text:s/>esigenze dei nostri clienti <text:s/>ed e questo il punto di forza <text:s/>e l origine del nostro successo.</text:p>
      <text:p text:style-name="Standard">Saremo lieti <text:s/>di contattarVi <text:s/>nelle prossime settimane per un eventuale <text:s/>incontro <text:s/>e per favorirVi <text:s/>ulteriori <text:s/>dettagli ai fini di un eventuale collaborazione.</text:p>
      <text:p text:style-name="Standard">RingraziandoVI nuovamente per l’ interesse dimostrato ,come da voi<text:s/>richiesto, inviamo , inviamo il listino aggiornato <text:s text:c="2"/>che avra validita semestrale <text:s/>e che , come potete notare , riporta <text:s/>solo modesti <text:s/>rintocchi <text:s/>dei prezzi <text:s/>rispetto <text:s/>al listino precedente.</text:p>
      <text:p text:style-name="Standard">Ci tenia,mo a segnalare la presenza <text:s/>sul listino dei seguenti due<text:s/>articoli che,sicuramente, incontreremo il vostro <text:s/>interesse 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/>
          </table:table-cell>
        </table:table-row>
      </table:table>
      <text:p text:style-name="Standard"/>
      <text:p text:style-name="Standard"><text:s text:c="121"/></text:p>
      <text:p text:style-name="Standard"><text:s text:c="64"/><text:s text:c="54"/>Alessandro Gravigli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èdipagina">Damiano Tornello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ssandro Fuser</dc:creator>
    <meta:creation-date>2018-12-18T08:04:00Z</meta:creation-date>
    <dc:date>2018-12-19T10:57:00Z</dc:date>
    <meta:print-date>2018-12-19T10:57:00Z</meta:print-date>
    <meta:template xlink:href="Normal" xlink:type="simple"/>
    <meta:editing-cycles>3</meta:editing-cycles>
    <meta:editing-duration>PT420S</meta:editing-duration>
    <meta:document-statistic meta:page-count="1" meta:paragraph-count="4" meta:word-count="301" meta:character-count="2014" meta:row-count="14" meta:non-whitespace-character-count="1717"/>
  </office:meta>
</office:document-meta>
</file>